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E000001E90DE986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37cm" svg:height="12.938cm" svg:x="6.376cm" svg:y="7.5cm">
          <draw:image xlink:href="Pictures/100000010000014E000001E90DE986B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2.7.2$Windows_X86_64 LibreOffice_project/5cbfd1ab6520636bb5f7b99185aa69bd7456825d</meta:generator>
  </office:meta>
</office:document-meta>
</file>